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chiType" svg:font-family="ArchiTyp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174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project “Archibab” developed its own Unicode transliteration font, named Architype. It can be used on any operating system.<text:span text:style-name="T1"> </text:span>To be downloaded here:<text:span text:style-name="T1"> </text:span><text:a xlink:type="simple" xlink:href="http://www.archibab.fr/Outils/Pack_Typo_ARCHIBAB.zip" text:style-name="Internet_20_link" text:visited-style-name="Visited_20_Internet_20_Link">http://www.archibab.fr/Outils/Pack_Typo_ARCHIBAB.zip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chiType" svg:font-family="ArchiTyp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chiType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chiType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chiType" fo:font-family="ArchiType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chiType" fo:font-family="ArchiType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chiType" fo:font-family="ArchiType"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e Béranger</meta:initial-creator>
    <meta:creation-date>2019-04-04T16:04:28.326728300</meta:creation-date>
    <dc:date>2019-04-04T16:04:59.829705813</dc:date>
    <dc:creator>Marine Béranger</dc:creator>
    <meta:editing-duration>PT32S</meta:editing-duration>
    <meta:editing-cycles>1</meta:editing-cycles>
    <meta:document-statistic meta:table-count="0" meta:image-count="0" meta:object-count="0" meta:page-count="1" meta:paragraph-count="1" meta:word-count="24" meta:character-count="204" meta:non-whitespace-character-count="181"/>
    <meta:generator>LibreOffice/6.1.0.3$MacOSX_X86_64 LibreOffice_project/efb621ed25068d70781dc026f7e9c5187a4decd1</meta:generator>
  </office:meta>
</office:document-meta>
</file>